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rvr014@arvr014-H310M-H:~$ gedit crypto.py</text:p>
      <text:p text:style-name="Standard">arvr014@arvr014-H310M-H:~$ python3 crypto.py</text:p>
      <text:p text:style-name="Standard">Enter the cryptarithm equation (e.g., LEAD + BEAD = READ): SEND + MORE = MONEY</text:p>
      <text:p text:style-name="Standard">Solution:</text:p>
      <text:p text:style-name="Standard">R = 6</text:p>
      <text:p text:style-name="Standard">E = 8</text:p>
      <text:p text:style-name="Standard">S = 2</text:p>
      <text:p text:style-name="Standard">D = 9</text:p>
      <text:p text:style-name="Standard">M = 0</text:p>
      <text:p text:style-name="Standard">N = 1</text:p>
      <text:p text:style-name="Standard">Y = 7</text:p>
      <text:p text:style-name="Standard">O = 3</text:p>
      <text:p text:style-name="Standard">SEND + MORE = MONEY</text:p>
      <text:p text:style-name="Standard">Evaluated: 3187 = 3187</text:p>
      <text:p text:style-name="Standard">Solution:</text:p>
      <text:p text:style-name="Standard">R = 5</text:p>
      <text:p text:style-name="Standard">E = 8</text:p>
      <text:p text:style-name="Standard">S = 3</text:p>
      <text:p text:style-name="Standard">D = 9</text:p>
      <text:p text:style-name="Standard">M = 0</text:p>
      <text:p text:style-name="Standard">N = 2</text:p>
      <text:p text:style-name="Standard">Y = 7</text:p>
      <text:p text:style-name="Standard">O = 4</text:p>
      <text:p text:style-name="Standard">SEND + MORE = MONEY</text:p>
      <text:p text:style-name="Standard">Evaluated: 4287 = 4287</text:p>
      <text:p text:style-name="Standard">Solution:</text:p>
      <text:p text:style-name="Standard">R = 3</text:p>
      <text:p text:style-name="Standard">E = 8</text:p>
      <text:p text:style-name="Standard">S = 5</text:p>
      <text:p text:style-name="Standard">D = 9</text:p>
      <text:p text:style-name="Standard">M = 0</text:p>
      <text:p text:style-name="Standard">N = 4</text:p>
      <text:p text:style-name="Standard">Y = 7</text:p>
      <text:p text:style-name="Standard">O = 6</text:p>
      <text:p text:style-name="Standard">SEND + MORE = MONEY</text:p>
      <text:p text:style-name="Standard">Evaluated: 6487 = 6487</text:p>
      <text:p text:style-name="Standard">Solution:</text:p>
      <text:p text:style-name="Standard">R = 5</text:p>
      <text:p text:style-name="Standard">E = 7</text:p>
      <text:p text:style-name="Standard">S = 3</text:p>
      <text:p text:style-name="Standard">D = 9</text:p>
      <text:p text:style-name="Standard">M = 0</text:p>
      <text:p text:style-name="Standard">N = 1</text:p>
      <text:p text:style-name="Standard">Y = 6</text:p>
      <text:p text:style-name="Standard">O = 4</text:p>
      <text:p text:style-name="Standard">SEND + MORE = MONEY</text:p>
      <text:p text:style-name="Standard">Evaluated: 4176 = 4176</text:p>
      <text:p text:style-name="Standard">Solution:</text:p>
      <text:p text:style-name="Standard">R = 1</text:p>
      <text:p text:style-name="Standard">E = 6</text:p>
      <text:p text:style-name="Standard">S = 7</text:p>
      <text:p text:style-name="Standard">D = 9</text:p>
      <text:p text:style-name="Standard"><text:soft-page-break/>M = 0</text:p>
      <text:p text:style-name="Standard">N = 4</text:p>
      <text:p text:style-name="Standard">Y = 5</text:p>
      <text:p text:style-name="Standard">O = 8</text:p>
      <text:p text:style-name="Standard">SEND + MORE = MONEY</text:p>
      <text:p text:style-name="Standard">Evaluated: 8465 = 8465</text:p>
      <text:p text:style-name="Standard">Solution:</text:p>
      <text:p text:style-name="Standard">R = 1</text:p>
      <text:p text:style-name="Standard">E = 5</text:p>
      <text:p text:style-name="Standard">S = 7</text:p>
      <text:p text:style-name="Standard">D = 9</text:p>
      <text:p text:style-name="Standard">M = 0</text:p>
      <text:p text:style-name="Standard">N = 3</text:p>
      <text:p text:style-name="Standard">Y = 4</text:p>
      <text:p text:style-name="Standard">O = 8</text:p>
      <text:p text:style-name="Standard">SEND + MORE = MONEY</text:p>
      <text:p text:style-name="Standard">Evaluated: 8354 = 8354</text:p>
      <text:p text:style-name="Standard">Solution:</text:p>
      <text:p text:style-name="Standard">R = 2</text:p>
      <text:p text:style-name="Standard">E = 4</text:p>
      <text:p text:style-name="Standard">S = 6</text:p>
      <text:p text:style-name="Standard">D = 9</text:p>
      <text:p text:style-name="Standard">M = 0</text:p>
      <text:p text:style-name="Standard">N = 1</text:p>
      <text:p text:style-name="Standard">Y = 3</text:p>
      <text:p text:style-name="Standard">O = 7</text:p>
      <text:p text:style-name="Standard">SEND + MORE = MONEY</text:p>
      <text:p text:style-name="Standard">Evaluated: 7143 = 7143</text:p>
      <text:p text:style-name="Standard">Solution:</text:p>
      <text:p text:style-name="Standard">R = 1</text:p>
      <text:p text:style-name="Standard">E = 4</text:p>
      <text:p text:style-name="Standard">S = 7</text:p>
      <text:p text:style-name="Standard">D = 9</text:p>
      <text:p text:style-name="Standard">M = 0</text:p>
      <text:p text:style-name="Standard">N = 2</text:p>
      <text:p text:style-name="Standard">Y = 3</text:p>
      <text:p text:style-name="Standard">O = 8</text:p>
      <text:p text:style-name="Standard">SEND + MORE = MONEY</text:p>
      <text:p text:style-name="Standard">Evaluated: 8243 = 8243</text:p>
      <text:p text:style-name="Standard">Solution:</text:p>
      <text:p text:style-name="Standard">R = 6</text:p>
      <text:p text:style-name="Standard">E = 8</text:p>
      <text:p text:style-name="Standard">S = 2</text:p>
      <text:p text:style-name="Standard">D = 7</text:p>
      <text:p text:style-name="Standard">M = 0</text:p>
      <text:p text:style-name="Standard">N = 1</text:p>
      <text:p text:style-name="Standard">Y = 5</text:p>
      <text:p text:style-name="Standard">O = 3</text:p>
      <text:p text:style-name="Standard">SEND + MORE = MONEY</text:p>
      <text:p text:style-name="Standard">Evaluated: 3185 = 3185</text:p>
      <text:p text:style-name="Standard">Solution:</text:p>
      <text:p text:style-name="Standard">R = 8</text:p>
      <text:p text:style-name="Standard"><text:soft-page-break/>E = 5</text:p>
      <text:p text:style-name="Standard">S = 9</text:p>
      <text:p text:style-name="Standard">D = 7</text:p>
      <text:p text:style-name="Standard">M = 1</text:p>
      <text:p text:style-name="Standard">N = 6</text:p>
      <text:p text:style-name="Standard">Y = 2</text:p>
      <text:p text:style-name="Standard">O = 0</text:p>
      <text:p text:style-name="Standard">SEND + MORE = MONEY</text:p>
      <text:p text:style-name="Standard">Evaluated: 10652 = 10652</text:p>
      <text:p text:style-name="Standard">Solution:</text:p>
      <text:p text:style-name="Standard">R = 2</text:p>
      <text:p text:style-name="Standard">E = 3</text:p>
      <text:p text:style-name="Standard">S = 7</text:p>
      <text:p text:style-name="Standard">D = 6</text:p>
      <text:p text:style-name="Standard">M = 0</text:p>
      <text:p text:style-name="Standard">N = 1</text:p>
      <text:p text:style-name="Standard">Y = 9</text:p>
      <text:p text:style-name="Standard">O = 8</text:p>
      <text:p text:style-name="Standard">SEND + MORE = MONEY</text:p>
      <text:p text:style-name="Standard">Evaluated: 8139 = 8139</text:p>
      <text:p text:style-name="Standard">Solution:</text:p>
      <text:p text:style-name="Standard">R = 3</text:p>
      <text:p text:style-name="Standard">E = 4</text:p>
      <text:p text:style-name="Standard">S = 6</text:p>
      <text:p text:style-name="Standard">D = 5</text:p>
      <text:p text:style-name="Standard">M = 0</text:p>
      <text:p text:style-name="Standard">N = 1</text:p>
      <text:p text:style-name="Standard">Y = 9</text:p>
      <text:p text:style-name="Standard">O = 7</text:p>
      <text:p text:style-name="Standard">SEND + MORE = MONEY</text:p>
      <text:p text:style-name="Standard">Evaluated: 7149 = 7149</text:p>
      <text:p text:style-name="Standard">Solution:</text:p>
      <text:p text:style-name="Standard">R = 2</text:p>
      <text:p text:style-name="Standard">E = 5</text:p>
      <text:p text:style-name="Standard">S = 7</text:p>
      <text:p text:style-name="Standard">D = 4</text:p>
      <text:p text:style-name="Standard">M = 0</text:p>
      <text:p text:style-name="Standard">N = 3</text:p>
      <text:p text:style-name="Standard">Y = 9</text:p>
      <text:p text:style-name="Standard">O = 8</text:p>
      <text:p text:style-name="Standard">SEND + MORE = MONEY</text:p>
      <text:p text:style-name="Standard">Evaluated: 8359 = 8359</text:p>
      <text:p text:style-name="Standard">Solution:</text:p>
      <text:p text:style-name="Standard">R = 3</text:p>
      <text:p text:style-name="Standard">E = 5</text:p>
      <text:p text:style-name="Standard">S = 6</text:p>
      <text:p text:style-name="Standard">D = 4</text:p>
      <text:p text:style-name="Standard">M = 0</text:p>
      <text:p text:style-name="Standard">N = 2</text:p>
      <text:p text:style-name="Standard">Y = 9</text:p>
      <text:p text:style-name="Standard">O = 7</text:p>
      <text:p text:style-name="Standard">SEND + MORE = MONEY</text:p>
      <text:p text:style-name="Standard"><text:soft-page-break/>Evaluated: 7259 = 7259</text:p>
      <text:p text:style-name="Standard">Solution:</text:p>
      <text:p text:style-name="Standard">R = 1</text:p>
      <text:p text:style-name="Standard">E = 3</text:p>
      <text:p text:style-name="Standard">S = 8</text:p>
      <text:p text:style-name="Standard">D = 4</text:p>
      <text:p text:style-name="Standard">M = 0</text:p>
      <text:p text:style-name="Standard">N = 2</text:p>
      <text:p text:style-name="Standard">Y = 7</text:p>
      <text:p text:style-name="Standard">O = 9</text:p>
      <text:p text:style-name="Standard">SEND + MORE = MONEY</text:p>
      <text:p text:style-name="Standard">Evaluated: 9237 = 9237</text:p>
      <text:p text:style-name="Standard">Solution:</text:p>
      <text:p text:style-name="Standard">R = 2</text:p>
      <text:p text:style-name="Standard">E = 6</text:p>
      <text:p text:style-name="Standard">S = 7</text:p>
      <text:p text:style-name="Standard">D = 3</text:p>
      <text:p text:style-name="Standard">M = 0</text:p>
      <text:p text:style-name="Standard">N = 4</text:p>
      <text:p text:style-name="Standard">Y = 9</text:p>
      <text:p text:style-name="Standard">O = 8</text:p>
      <text:p text:style-name="Standard">SEND + MORE = MONEY</text:p>
      <text:p text:style-name="Standard">Evaluated: 8469 = 8469</text:p>
      <text:p text:style-name="Standard">Solution:</text:p>
      <text:p text:style-name="Standard">R = 2</text:p>
      <text:p text:style-name="Standard">E = 8</text:p>
      <text:p text:style-name="Standard">S = 6</text:p>
      <text:p text:style-name="Standard">D = 3</text:p>
      <text:p text:style-name="Standard">M = 0</text:p>
      <text:p text:style-name="Standard">N = 5</text:p>
      <text:p text:style-name="Standard">Y = 1</text:p>
      <text:p text:style-name="Standard">O = 7</text:p>
      <text:p text:style-name="Standard">SEND + MORE = MONEY</text:p>
      <text:p text:style-name="Standard">Evaluated: 7581 = 7581</text:p>
      <text:p text:style-name="Standard">Solution:</text:p>
      <text:p text:style-name="Standard">R = 1</text:p>
      <text:p text:style-name="Standard">E = 4</text:p>
      <text:p text:style-name="Standard">S = 8</text:p>
      <text:p text:style-name="Standard">D = 2</text:p>
      <text:p text:style-name="Standard">M = 0</text:p>
      <text:p text:style-name="Standard">N = 3</text:p>
      <text:p text:style-name="Standard">Y = 6</text:p>
      <text:p text:style-name="Standard">O = 9</text:p>
      <text:p text:style-name="Standard">SEND + MORE = MONEY</text:p>
      <text:p text:style-name="Standard">Evaluated: 9346 = 9346</text:p>
      <text:p text:style-name="Standard">Solution:</text:p>
      <text:p text:style-name="Standard">R = 1</text:p>
      <text:p text:style-name="Standard">E = 5</text:p>
      <text:p text:style-name="Standard">S = 8</text:p>
      <text:p text:style-name="Standard">D = 2</text:p>
      <text:p text:style-name="Standard">M = 0</text:p>
      <text:p text:style-name="Standard">N = 4</text:p>
      <text:p text:style-name="Standard"><text:soft-page-break/>Y = 7</text:p>
      <text:p text:style-name="Standard">O = 9</text:p>
      <text:p text:style-name="Standard">SEND + MORE = MONEY</text:p>
      <text:p text:style-name="Standard">Evaluated: 9457 = 9457</text:p>
      <text:p text:style-name="Standard">Solution:</text:p>
      <text:p text:style-name="Standard">R = 4</text:p>
      <text:p text:style-name="Standard">E = 7</text:p>
      <text:p text:style-name="Standard">S = 5</text:p>
      <text:p text:style-name="Standard">D = 2</text:p>
      <text:p text:style-name="Standard">M = 0</text:p>
      <text:p text:style-name="Standard">N = 3</text:p>
      <text:p text:style-name="Standard">Y = 9</text:p>
      <text:p text:style-name="Standard">O = 6</text:p>
      <text:p text:style-name="Standard">SEND + MORE = MONEY</text:p>
      <text:p text:style-name="Standard">Evaluated: 6379 = 6379</text:p>
      <text:p text:style-name="Standard">Solution:</text:p>
      <text:p text:style-name="Standard">R = 6</text:p>
      <text:p text:style-name="Standard">E = 7</text:p>
      <text:p text:style-name="Standard">S = 3</text:p>
      <text:p text:style-name="Standard">D = 2</text:p>
      <text:p text:style-name="Standard">M = 0</text:p>
      <text:p text:style-name="Standard">N = 1</text:p>
      <text:p text:style-name="Standard">Y = 9</text:p>
      <text:p text:style-name="Standard">O = 4</text:p>
      <text:p text:style-name="Standard">SEND + MORE = MONEY</text:p>
      <text:p text:style-name="Standard">Evaluated: 4179 = 4179</text:p>
      <text:p text:style-name="Standard">Solution:</text:p>
      <text:p text:style-name="Standard">R = 2</text:p>
      <text:p text:style-name="Standard">E = 5</text:p>
      <text:p text:style-name="Standard">S = 7</text:p>
      <text:p text:style-name="Standard">D = 1</text:p>
      <text:p text:style-name="Standard">M = 0</text:p>
      <text:p text:style-name="Standard">N = 3</text:p>
      <text:p text:style-name="Standard">Y = 6</text:p>
      <text:p text:style-name="Standard">O = 8</text:p>
      <text:p text:style-name="Standard">SEND + MORE = MONEY</text:p>
      <text:p text:style-name="Standard">Evaluated: 8356 = 8356</text:p>
      <text:p text:style-name="Standard">Solution:</text:p>
      <text:p text:style-name="Standard">R = 4</text:p>
      <text:p text:style-name="Standard">E = 7</text:p>
      <text:p text:style-name="Standard">S = 5</text:p>
      <text:p text:style-name="Standard">D = 1</text:p>
      <text:p text:style-name="Standard">M = 0</text:p>
      <text:p text:style-name="Standard">N = 3</text:p>
      <text:p text:style-name="Standard">Y = 8</text:p>
      <text:p text:style-name="Standard">O = 6</text:p>
      <text:p text:style-name="Standard">SEND + MORE = MONEY</text:p>
      <text:p text:style-name="Standard">Evaluated: 6378 = 6378</text:p>
      <text:p text:style-name="Standard">Solution:</text:p>
      <text:p text:style-name="Standard">R = 6</text:p>
      <text:p text:style-name="Standard">E = 8</text:p>
      <text:p text:style-name="Standard">S = 3</text:p>
      <text:p text:style-name="Standard"><text:soft-page-break/>D = 1</text:p>
      <text:p text:style-name="Standard">M = 0</text:p>
      <text:p text:style-name="Standard">N = 2</text:p>
      <text:p text:style-name="Standard">Y = 9</text:p>
      <text:p text:style-name="Standard">O = 4</text:p>
      <text:p text:style-name="Standard">SEND + MORE = MONEY</text:p>
      <text:p text:style-name="Standard">Evaluated: 4289 = 4289</text:p>
      <text:p text:style-name="Standard">Solution:</text:p>
      <text:p text:style-name="Standard">R = 3</text:p>
      <text:p text:style-name="Standard">E = 8</text:p>
      <text:p text:style-name="Standard">S = 6</text:p>
      <text:p text:style-name="Standard">D = 1</text:p>
      <text:p text:style-name="Standard">M = 0</text:p>
      <text:p text:style-name="Standard">N = 5</text:p>
      <text:p text:style-name="Standard">Y = 9</text:p>
      <text:p text:style-name="Standard">O = 7</text:p>
      <text:p text:style-name="Standard">SEND + MORE = MONEY</text:p>
      <text:p text:style-name="Standard">Evaluated: 7589 = 758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2:48:50.242708472</meta:creation-date>
    <dc:date>2024-08-20T12:49:30.003819911</dc:date>
    <meta:editing-duration>PT40S</meta:editing-duration>
    <meta:editing-cycles>1</meta:editing-cycles>
    <meta:document-statistic meta:table-count="0" meta:image-count="0" meta:object-count="0" meta:page-count="6" meta:paragraph-count="278" meta:word-count="871" meta:character-count="2416" meta:non-whitespace-character-count="1823"/>
    <meta:generator>LibreOffice/7.3.7.2$Linux_X86_64 LibreOffice_project/30$Build-2</meta:generator>
  </office:meta>
</office:document-meta>
</file>